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Segoe UI Semibold" svg:font-family="'Segoe UI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fo:color="#ffffff" style:font-name="Segoe UI Semibold" fo:font-weight="bold" fo:background-color="#ff0000" style:font-weight-asian="bold" style:font-weight-complex="bold"/>
    </style:style>
    <style:style style:name="P2" style:family="paragraph" style:parent-style-name="Text_20_body">
      <style:text-properties fo:font-weight="normal" officeooo:paragraph-rsid="00017f98" style:font-weight-asian="normal" style:font-weight-complex="normal"/>
    </style:style>
    <style:style style:name="P3" style:family="paragraph" style:parent-style-name="Text_20_body">
      <style:text-properties fo:font-weight="normal" officeooo:rsid="00017f98" officeooo:paragraph-rsid="00017f98" style:font-weight-asian="normal" style:font-weight-complex="normal"/>
    </style:style>
    <style:style style:name="P4" style:family="paragraph" style:parent-style-name="Text_20_body">
      <style:text-properties fo:font-weight="bold" officeooo:rsid="00017f98" fo:background-color="#ff00ff" style:font-weight-asian="bold" style:font-weight-complex="bold"/>
    </style:style>
    <style:style style:name="P5" style:family="paragraph" style:parent-style-name="Text_20_body">
      <style:text-properties fo:font-style="italic" fo:font-weight="normal" officeooo:rsid="0001c4d5" officeooo:paragraph-rsid="0001c4d5" fo:background-color="transparent" style:font-style-asian="italic" style:font-weight-asian="normal" style:font-style-complex="italic" style:font-weight-complex="normal"/>
    </style:style>
    <style:style style:name="P6" style:family="paragraph" style:parent-style-name="Text_20_body">
      <style:text-properties officeooo:paragraph-rsid="00144f9d"/>
    </style:style>
    <style:style style:name="P7" style:family="paragraph" style:parent-style-name="PL-Paragraph">
      <style:text-properties officeooo:paragraph-rsid="00041ea4"/>
    </style:style>
    <style:style style:name="P8" style:family="paragraph" style:parent-style-name="PL-Paragraph">
      <style:text-properties officeooo:paragraph-rsid="00054253"/>
    </style:style>
    <style:style style:name="P9" style:family="paragraph" style:parent-style-name="PL-Paragraph">
      <style:text-properties officeooo:paragraph-rsid="00077827"/>
    </style:style>
    <style:style style:name="P10" style:family="paragraph" style:parent-style-name="PL-Paragraph">
      <style:text-properties officeooo:paragraph-rsid="0008fc0b"/>
    </style:style>
    <style:style style:name="P11" style:family="paragraph" style:parent-style-name="PL-Paragraph">
      <style:text-properties officeooo:paragraph-rsid="000a41fd"/>
    </style:style>
    <style:style style:name="P12" style:family="paragraph" style:parent-style-name="PL-Paragraph">
      <style:text-properties fo:font-style="italic" fo:font-weight="normal" officeooo:paragraph-rsid="000aeb42" fo:background-color="transparent" style:font-style-asian="italic" style:font-weight-asian="normal" style:font-style-complex="italic" style:font-weight-complex="normal"/>
    </style:style>
    <style:style style:name="P13" style:family="paragraph" style:parent-style-name="PL-Paragraph">
      <style:text-properties officeooo:paragraph-rsid="000c41e5"/>
    </style:style>
    <style:style style:name="P14" style:family="paragraph" style:parent-style-name="PL-Paragraph">
      <style:paragraph-properties fo:text-align="start" style:justify-single-word="false"/>
      <style:text-properties officeooo:paragraph-rsid="000d7a33"/>
    </style:style>
    <style:style style:name="P15" style:family="paragraph" style:parent-style-name="PL-Paragraph">
      <style:text-properties officeooo:paragraph-rsid="00114d4b"/>
    </style:style>
    <style:style style:name="P16" style:family="paragraph" style:parent-style-name="PL-Paragraph">
      <style:text-properties officeooo:paragraph-rsid="00144f9d"/>
    </style:style>
    <style:style style:name="P17" style:family="paragraph" style:parent-style-name="PL-Paragraph">
      <style:text-properties officeooo:paragraph-rsid="001609d2"/>
    </style:style>
    <style:style style:name="P18" style:family="paragraph" style:parent-style-name="PL-Paragraph">
      <style:text-properties fo:font-weight="bold" officeooo:paragraph-rsid="00144f9d" style:font-weight-asian="bold" style:font-weight-complex="bold"/>
    </style:style>
    <style:style style:name="P19" style:family="paragraph" style:parent-style-name="PL-Paragraph">
      <style:text-properties officeooo:paragraph-rsid="001838f3"/>
    </style:style>
    <style:style style:name="P20" style:family="paragraph" style:parent-style-name="PL-Paragraph">
      <style:text-properties officeooo:paragraph-rsid="00187e0a"/>
    </style:style>
    <style:style style:name="P21" style:family="paragraph" style:parent-style-name="PL-Paragraph">
      <style:text-properties officeooo:paragraph-rsid="0018b3c9"/>
    </style:style>
    <style:style style:name="P22" style:family="paragraph" style:parent-style-name="PL-Paragraph">
      <style:text-properties officeooo:paragraph-rsid="0019f9b6"/>
    </style:style>
    <style:style style:name="P23" style:family="paragraph" style:parent-style-name="PL-Paragraph">
      <style:text-properties fo:font-weight="normal" officeooo:rsid="00187e0a" officeooo:paragraph-rsid="00187e0a" style:font-weight-asian="normal" style:font-weight-complex="normal"/>
    </style:style>
    <style:style style:name="P24" style:family="paragraph" style:parent-style-name="PL-Paragraph">
      <style:text-properties officeooo:rsid="0019f9b6" officeooo:paragraph-rsid="0019f9b6"/>
    </style:style>
    <style:style style:name="P25" style:family="paragraph" style:parent-style-name="PL-Paragraph">
      <style:text-properties officeooo:paragraph-rsid="000cbd03"/>
    </style:style>
    <style:style style:name="P26" style:family="paragraph" style:parent-style-name="PL-Paragraph">
      <style:text-properties officeooo:paragraph-rsid="001f6f83"/>
    </style:style>
    <style:style style:name="P27" style:family="paragraph" style:parent-style-name="PL-Paragraph">
      <style:paragraph-properties fo:text-align="end" style:justify-single-word="false"/>
      <style:text-properties officeooo:paragraph-rsid="001f6f83"/>
    </style:style>
    <style:style style:name="P28" style:family="paragraph" style:parent-style-name="PL-Paragraph">
      <style:paragraph-properties fo:text-align="end" style:justify-single-word="false"/>
      <style:text-properties officeooo:paragraph-rsid="00212c74"/>
    </style:style>
    <style:style style:name="P29" style:family="paragraph" style:parent-style-name="PL-Paragraph">
      <style:text-properties officeooo:paragraph-rsid="001fcc04"/>
    </style:style>
    <style:style style:name="P30" style:family="paragraph" style:parent-style-name="PL-Paragraph">
      <style:text-properties officeooo:paragraph-rsid="0005e47a"/>
    </style:style>
    <style:style style:name="P31" style:family="paragraph" style:parent-style-name="PL-Paragraph">
      <style:text-properties officeooo:paragraph-rsid="00212c74"/>
    </style:style>
    <style:style style:name="P32" style:family="paragraph" style:parent-style-name="PL-Paragraph">
      <style:text-properties officeooo:paragraph-rsid="0022784f"/>
    </style:style>
    <style:style style:name="P33" style:family="paragraph" style:parent-style-name="PL-Paragraph">
      <style:text-properties officeooo:paragraph-rsid="00260607"/>
    </style:style>
    <style:style style:name="P34" style:family="paragraph" style:parent-style-name="PL-Paragraph">
      <style:text-properties officeooo:paragraph-rsid="00263b80"/>
    </style:style>
    <style:style style:name="P35" style:family="paragraph" style:parent-style-name="PL-Paragraph">
      <style:text-properties officeooo:paragraph-rsid="0027157d"/>
    </style:style>
    <style:style style:name="P36" style:family="paragraph" style:parent-style-name="PL-Paragraph">
      <style:text-properties fo:background-color="#cccccc"/>
    </style:style>
    <style:style style:name="P37" style:family="paragraph" style:parent-style-name="PL-Paragraph">
      <style:text-properties officeooo:paragraph-rsid="0001c4d5" fo:background-color="#cccccc"/>
    </style:style>
    <style:style style:name="P38" style:family="paragraph" style:parent-style-name="PL-Paragraph">
      <style:text-properties officeooo:paragraph-rsid="0001c4d5"/>
    </style:style>
    <style:style style:name="P39" style:family="paragraph" style:parent-style-name="Standard">
      <style:paragraph-properties fo:break-before="page"/>
      <style:text-properties fo:font-weight="bold" officeooo:rsid="00017f98" officeooo:paragraph-rsid="000c41e5" fo:background-color="#ff00ff" style:font-weight-asian="bold" style:font-weight-complex="bold"/>
    </style:style>
    <style:style style:name="P40" style:family="paragraph" style:parent-style-name="Standard">
      <style:paragraph-properties fo:break-before="page"/>
      <style:text-properties officeooo:paragraph-rsid="00077827"/>
    </style:style>
    <style:style style:name="P41" style:family="paragraph" style:parent-style-name="Standard">
      <style:paragraph-properties fo:break-before="page"/>
      <style:text-properties officeooo:paragraph-rsid="00054253"/>
    </style:style>
    <style:style style:name="P42" style:family="paragraph" style:parent-style-name="Text_20_body">
      <style:paragraph-properties fo:break-before="page"/>
    </style:style>
    <style:style style:name="P43" style:family="paragraph" style:parent-style-name="Text_20_body">
      <style:paragraph-properties fo:break-before="page"/>
      <style:text-properties fo:font-weight="bold" fo:background-color="#ff00ff" style:font-weight-asian="bold" style:font-weight-complex="bold"/>
    </style:style>
    <style:style style:name="P44" style:family="paragraph" style:parent-style-name="Text_20_body">
      <style:paragraph-properties fo:break-before="page"/>
      <style:text-properties officeooo:paragraph-rsid="00144f9d"/>
    </style:style>
    <style:style style:name="P45" style:family="paragraph" style:parent-style-name="Text_20_body">
      <style:paragraph-properties fo:break-before="page"/>
      <style:text-properties fo:background-color="#ff00ff"/>
    </style:style>
    <style:style style:name="P46" style:family="paragraph" style:parent-style-name="Standard">
      <style:text-properties fo:font-weight="bold" officeooo:rsid="00017f98" officeooo:paragraph-rsid="000c41e5" fo:background-color="#ff00ff" style:font-weight-asian="bold" style:font-weight-complex="bold"/>
    </style:style>
    <style:style style:name="P47" style:family="paragraph" style:parent-style-name="Standard">
      <style:text-properties officeooo:paragraph-rsid="00077827"/>
    </style:style>
    <style:style style:name="P48" style:family="paragraph" style:parent-style-name="Standard">
      <style:text-properties officeooo:paragraph-rsid="00054253"/>
    </style:style>
    <style:style style:name="P49" style:family="paragraph" style:parent-style-name="PL-Quote">
      <style:text-properties officeooo:paragraph-rsid="001f1169"/>
    </style:style>
    <style:style style:name="P50" style:family="paragraph" style:parent-style-name="PL-Quote">
      <style:paragraph-properties fo:text-align="end" style:justify-single-word="false"/>
      <style:text-properties officeooo:paragraph-rsid="00212c74"/>
    </style:style>
    <style:style style:name="P51" style:family="paragraph" style:parent-style-name="PL-Quote">
      <style:text-properties officeooo:paragraph-rsid="001f6f83"/>
    </style:style>
    <style:style style:name="P52" style:family="paragraph" style:parent-style-name="PL-Quote">
      <style:text-properties officeooo:paragraph-rsid="0027157d"/>
    </style:style>
    <style:style style:name="P53" style:family="paragraph" style:parent-style-name="PL-Quote">
      <style:text-properties officeooo:paragraph-rsid="00288310"/>
    </style:style>
    <style:style style:name="P54" style:family="paragraph" style:parent-style-name="PL-Quote">
      <style:text-properties officeooo:paragraph-rsid="0028aeb7"/>
    </style:style>
    <style:style style:name="P55" style:family="paragraph" style:parent-style-name="Text_20_body">
      <style:text-properties fo:font-weight="bold" officeooo:rsid="00017f98" fo:background-color="#ff00ff" style:font-weight-asian="bold" style:font-weight-complex="bold"/>
    </style:style>
    <style:style style:name="T1" style:family="text">
      <style:text-properties officeooo:rsid="0001c4d5"/>
    </style:style>
    <style:style style:name="T2" style:family="text">
      <style:text-properties fo:font-weight="normal" style:font-weight-asian="normal" style:font-weight-complex="normal"/>
    </style:style>
    <style:style style:name="T3" style:family="text">
      <style:text-properties fo:font-weight="normal" officeooo:rsid="00017f98" style:font-weight-asian="normal" style:font-weight-complex="normal"/>
    </style:style>
    <style:style style:name="T4" style:family="text">
      <style:text-properties fo:font-weight="normal" officeooo:rsid="00077827" style:font-weight-asian="normal" style:font-weight-complex="normal"/>
    </style:style>
    <style:style style:name="T5" style:family="text">
      <style:text-properties fo:font-weight="normal" officeooo:rsid="0008fc0b" style:font-weight-asian="normal" style:font-weight-complex="normal"/>
    </style:style>
    <style:style style:name="T6" style:family="text">
      <style:text-properties fo:font-weight="normal" officeooo:rsid="000a41fd" style:font-weight-asian="normal" style:font-weight-complex="normal"/>
    </style:style>
    <style:style style:name="T7" style:family="text">
      <style:text-properties fo:font-weight="normal" officeooo:rsid="000c41e5" style:font-weight-asian="normal" style:font-weight-complex="normal"/>
    </style:style>
    <style:style style:name="T8" style:family="text">
      <style:text-properties fo:font-weight="normal" officeooo:rsid="000cbd03" style:font-weight-asian="normal" style:font-weight-complex="normal"/>
    </style:style>
    <style:style style:name="T9" style:family="text">
      <style:text-properties fo:font-weight="normal" officeooo:rsid="000f75b6" style:font-weight-asian="normal" style:font-weight-complex="normal"/>
    </style:style>
    <style:style style:name="T10" style:family="text">
      <style:text-properties fo:font-weight="normal" officeooo:rsid="001e5c55" style:font-weight-asian="normal" style:font-weight-complex="normal"/>
    </style:style>
    <style:style style:name="T11" style:family="text">
      <style:text-properties fo:font-weight="normal" officeooo:rsid="001f1169" style:font-weight-asian="normal" style:font-weight-complex="normal"/>
    </style:style>
    <style:style style:name="T12" style:family="text">
      <style:text-properties fo:font-weight="normal" officeooo:rsid="0022784f" style:font-weight-asian="normal" style:font-weight-complex="normal"/>
    </style:style>
    <style:style style:name="T13" style:family="text">
      <style:text-properties fo:font-weight="normal" officeooo:rsid="0023bb29" style:font-weight-asian="normal" style:font-weight-complex="normal"/>
    </style:style>
    <style:style style:name="T14" style:family="text">
      <style:text-properties fo:font-weight="normal" officeooo:rsid="0025a577" style:font-weight-asian="normal" style:font-weight-complex="normal"/>
    </style:style>
    <style:style style:name="T15" style:family="text">
      <style:text-properties fo:font-weight="normal" officeooo:rsid="00260607" style:font-weight-asian="normal" style:font-weight-complex="normal"/>
    </style:style>
    <style:style style:name="T16" style:family="text">
      <style:text-properties fo:font-weight="normal" officeooo:rsid="00263b80" style:font-weight-asian="normal" style:font-weight-complex="normal"/>
    </style:style>
    <style:style style:name="T17" style:family="text">
      <style:text-properties fo:font-weight="normal" officeooo:rsid="0027157d" style:font-weight-asian="normal" style:font-weight-complex="normal"/>
    </style:style>
    <style:style style:name="T18" style:family="text">
      <style:text-properties fo:font-weight="normal" fo:background-color="#cccccc" style:font-weight-asian="normal" style:font-weight-complex="normal"/>
    </style:style>
    <style:style style:name="T19" style:family="text">
      <style:text-properties fo:font-weight="normal" officeooo:rsid="000cbd03" fo:background-color="#c0c0c0" style:font-weight-asian="normal" style:font-weight-complex="normal"/>
    </style:style>
    <style:style style:name="T20" style:family="text">
      <style:text-properties fo:font-weight="normal" officeooo:rsid="000d7a33" fo:background-color="#c0c0c0" style:font-weight-asian="normal" style:font-weight-complex="normal"/>
    </style:style>
    <style:style style:name="T21" style:family="text">
      <style:text-properties fo:font-weight="normal" officeooo:rsid="00114d4b" fo:background-color="#c0c0c0" style:font-weight-asian="normal" style:font-weight-complex="normal"/>
    </style:style>
    <style:style style:name="T22" style:family="text">
      <style:text-properties fo:font-weight="normal" officeooo:rsid="001340fc" fo:background-color="#c0c0c0" style:font-weight-asian="normal" style:font-weight-complex="normal"/>
    </style:style>
    <style:style style:name="T23" style:family="text">
      <style:text-properties fo:font-weight="normal" officeooo:rsid="001e5c55" fo:background-color="#c0c0c0" style:font-weight-asian="normal" style:font-weight-complex="normal"/>
    </style:style>
    <style:style style:name="T24" style:family="text">
      <style:text-properties fo:font-weight="normal" officeooo:rsid="001f6f83" fo:background-color="#c0c0c0" style:font-weight-asian="normal" style:font-weight-complex="normal"/>
    </style:style>
    <style:style style:name="T25" style:family="text">
      <style:text-properties fo:font-weight="normal" officeooo:rsid="00212c74" fo:background-color="#c0c0c0" style:font-weight-asian="normal" style:font-weight-complex="normal"/>
    </style:style>
    <style:style style:name="T26" style:family="text">
      <style:text-properties fo:font-weight="normal" fo:background-color="transparent" style:font-weight-asian="normal" style:font-weight-complex="normal"/>
    </style:style>
    <style:style style:name="T27" style:family="text">
      <style:text-properties fo:font-weight="normal" officeooo:rsid="000d7a33" fo:background-color="transparent" style:font-weight-asian="normal" style:font-weight-complex="normal"/>
    </style:style>
    <style:style style:name="T28" style:family="text">
      <style:text-properties fo:font-weight="normal" officeooo:rsid="00114d4b" fo:background-color="transparent" style:font-weight-asian="normal" style:font-weight-complex="normal"/>
    </style:style>
    <style:style style:name="T29" style:family="text">
      <style:text-properties fo:font-weight="normal" officeooo:rsid="00144f9d" fo:background-color="transparent" style:font-weight-asian="normal" style:font-weight-complex="normal"/>
    </style:style>
    <style:style style:name="T30" style:family="text">
      <style:text-properties fo:font-weight="normal" officeooo:rsid="000cbd03" fo:background-color="transparent" style:font-weight-asian="normal" style:font-weight-complex="normal"/>
    </style:style>
    <style:style style:name="T31" style:family="text">
      <style:text-properties fo:font-weight="normal" officeooo:rsid="001f6f83" fo:background-color="transparent" style:font-weight-asian="normal" style:font-weight-complex="normal"/>
    </style:style>
    <style:style style:name="T32" style:family="text">
      <style:text-properties fo:font-weight="normal" officeooo:rsid="00212c74" fo:background-color="transparent" style:font-weight-asian="normal" style:font-weight-complex="normal"/>
    </style:style>
    <style:style style:name="T33" style:family="text">
      <style:text-properties fo:font-weight="normal" officeooo:rsid="0022784f" fo:background-color="transparent" style:font-weight-asian="normal" style:font-weight-complex="normal"/>
    </style:style>
    <style:style style:name="T34" style:family="text">
      <style:text-properties fo:font-weight="normal" officeooo:rsid="001340fc" fo:background-color="transparent" style:font-weight-asian="normal" style:font-weight-complex="normal"/>
    </style:style>
    <style:style style:name="T35" style:family="text">
      <style:text-properties fo:font-weight="normal" officeooo:rsid="0023bb29" fo:background-color="transparent" style:font-weight-asian="normal" style:font-weight-complex="normal"/>
    </style:style>
    <style:style style:name="T36" style:family="text">
      <style:text-properties fo:font-weight="normal" officeooo:rsid="0027157d" fo:background-color="transparent" style:font-weight-asian="normal" style:font-weight-complex="normal"/>
    </style:style>
    <style:style style:name="T37" style:family="text">
      <style:text-properties fo:font-weight="normal" officeooo:rsid="00017f98" fo:background-color="transparent" style:font-weight-asian="normal" style:font-weight-complex="normal"/>
    </style:style>
    <style:style style:name="T38" style:family="text">
      <style:text-properties fo:font-weight="normal" officeooo:rsid="00263b80" fo:background-color="transparent" style:font-weight-asian="normal" style:font-weight-complex="normal"/>
    </style:style>
    <style:style style:name="T39" style:family="text">
      <style:text-properties fo:font-weight="normal" officeooo:rsid="00288310" fo:background-color="transparent" style:font-weight-asian="normal" style:font-weight-complex="normal"/>
    </style:style>
    <style:style style:name="T40" style:family="text">
      <style:text-properties fo:font-weight="normal" officeooo:rsid="0028aeb7" fo:background-color="transparent" style:font-weight-asian="normal" style:font-weight-complex="normal"/>
    </style:style>
    <style:style style:name="T41" style:family="text">
      <style:text-properties fo:font-weight="bold" fo:background-color="#ff00ff" style:font-weight-asian="bold" style:font-weight-complex="bold"/>
    </style:style>
    <style:style style:name="T42" style:family="text">
      <style:text-properties fo:font-weight="bold" officeooo:rsid="00017f98" fo:background-color="#ff00ff"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officeooo:rsid="00077827" style:font-weight-asian="bold" style:font-weight-complex="bold"/>
    </style:style>
    <style:style style:name="T45" style:family="text">
      <style:text-properties fo:font-weight="bold" officeooo:rsid="0008fc0b" style:font-weight-asian="bold" style:font-weight-complex="bold"/>
    </style:style>
    <style:style style:name="T46" style:family="text">
      <style:text-properties fo:font-weight="bold" officeooo:rsid="000a41fd" style:font-weight-asian="bold" style:font-weight-complex="bold"/>
    </style:style>
    <style:style style:name="T47" style:family="text">
      <style:text-properties fo:font-weight="bold" officeooo:rsid="000c41e5" style:font-weight-asian="bold" style:font-weight-complex="bold"/>
    </style:style>
    <style:style style:name="T48" style:family="text">
      <style:text-properties fo:font-weight="bold" officeooo:rsid="001609d2" style:font-weight-asian="bold" style:font-weight-complex="bold"/>
    </style:style>
    <style:style style:name="T49" style:family="text">
      <style:text-properties fo:font-weight="bold" officeooo:rsid="001838f3" style:font-weight-asian="bold" style:font-weight-complex="bold"/>
    </style:style>
    <style:style style:name="T50" style:family="text">
      <style:text-properties fo:font-weight="bold" officeooo:rsid="00187e0a" style:font-weight-asian="bold" style:font-weight-complex="bold"/>
    </style:style>
    <style:style style:name="T51" style:family="text">
      <style:text-properties fo:font-weight="bold" officeooo:rsid="00260607" style:font-weight-asian="bold" style:font-weight-complex="bold"/>
    </style:style>
    <style:style style:name="T52" style:family="text">
      <style:text-properties fo:font-weight="bold" officeooo:rsid="00263b80" style:font-weight-asian="bold" style:font-weight-complex="bold"/>
    </style:style>
    <style:style style:name="T53" style:family="text">
      <style:text-properties fo:font-weight="bold" officeooo:rsid="00017f98" style:font-weight-asian="bold" style:font-weight-complex="bold"/>
    </style:style>
    <style:style style:name="T54" style:family="text">
      <style:text-properties fo:font-weight="bold" officeooo:rsid="000d7a33" fo:background-color="#c0c0c0" style:font-weight-asian="bold" style:font-weight-complex="bold"/>
    </style:style>
    <style:style style:name="T55" style:family="text">
      <style:text-properties fo:font-weight="bold" officeooo:rsid="00212c74" fo:background-color="transparent" style:font-weight-asian="bold" style:font-weight-complex="bold"/>
    </style:style>
    <style:style style:name="T56" style:family="text">
      <style:text-properties fo:font-weight="bold" officeooo:rsid="0022784f" fo:background-color="transparent" style:font-weight-asian="bold" style:font-weight-complex="bold"/>
    </style:style>
    <style:style style:name="T57" style:family="text">
      <style:text-properties fo:font-style="normal" fo:font-weight="normal" officeooo:rsid="00077827" style:font-style-asian="normal" style:font-weight-asian="normal" style:font-style-complex="normal" style:font-weight-complex="normal"/>
    </style:style>
    <style:style style:name="T58" style:family="text">
      <style:text-properties officeooo:rsid="00017f98"/>
    </style:style>
    <style:style style:name="T59" style:family="text">
      <style:text-properties style:use-window-font-color="true" fo:font-weight="bold" fo:background-color="#00ff00" style:font-weight-asian="bold" style:font-weight-complex="bold"/>
    </style:style>
    <style:style style:name="T60" style:family="text">
      <style:text-properties style:use-window-font-color="true" fo:font-weight="bold" officeooo:rsid="0001c4d5" fo:background-color="#cccccc" style:font-weight-asian="bold" style:font-weight-complex="bold"/>
    </style:style>
    <style:style style:name="T61" style:family="text">
      <style:text-properties style:use-window-font-color="true" fo:font-weight="bold" officeooo:rsid="00041ea4" fo:background-color="transparent" style:font-weight-asian="bold" style:font-weight-complex="bold"/>
    </style:style>
    <style:style style:name="T62" style:family="text">
      <style:text-properties style:use-window-font-color="true" fo:font-weight="bold" officeooo:rsid="0005e47a" fo:background-color="transparent" style:font-weight-asian="bold" style:font-weight-complex="bold"/>
    </style:style>
    <style:style style:name="T63" style:family="text">
      <style:text-properties style:use-window-font-color="true" fo:font-weight="bold" officeooo:rsid="001fcc04" fo:background-color="transparent" style:font-weight-asian="bold" style:font-weight-complex="bold"/>
    </style:style>
    <style:style style:name="T64" style:family="text">
      <style:text-properties style:use-window-font-color="true" fo:font-weight="bold" fo:background-color="#ff00ff" style:font-weight-asian="bold" style:font-weight-complex="bold"/>
    </style:style>
    <style:style style:name="T65" style:family="text">
      <style:text-properties style:use-window-font-color="true" fo:font-weight="normal" officeooo:rsid="00041ea4" fo:background-color="transparent" style:font-weight-asian="normal" style:font-weight-complex="normal"/>
    </style:style>
    <style:style style:name="T66" style:family="text">
      <style:text-properties style:use-window-font-color="true" fo:font-weight="normal" officeooo:rsid="0004c5eb" fo:background-color="transparent" style:font-weight-asian="normal" style:font-weight-complex="normal"/>
    </style:style>
    <style:style style:name="T67" style:family="text">
      <style:text-properties style:use-window-font-color="true" fo:font-weight="normal" officeooo:rsid="00054253" fo:background-color="transparent" style:font-weight-asian="normal" style:font-weight-complex="normal"/>
    </style:style>
    <style:style style:name="T68" style:family="text">
      <style:text-properties style:use-window-font-color="true" fo:font-weight="normal" officeooo:rsid="0005e47a" fo:background-color="transparent" style:font-weight-asian="normal" style:font-weight-complex="normal"/>
    </style:style>
    <style:style style:name="T69" style:family="text">
      <style:text-properties style:use-window-font-color="true" fo:font-weight="normal" officeooo:rsid="001fcc04" fo:background-color="transparent" style:font-weight-asian="normal" style:font-weight-complex="normal"/>
    </style:style>
    <style:style style:name="T70" style:family="text">
      <style:text-properties style:use-window-font-color="true" fo:font-weight="normal" officeooo:rsid="00288310" fo:background-color="transparent" style:font-weight-asian="normal" style:font-weight-complex="normal"/>
    </style:style>
    <style:style style:name="T71" style:family="text">
      <style:text-properties style:use-window-font-color="true" fo:font-weight="normal" officeooo:rsid="0028aeb7" fo:background-color="transparent" style:font-weight-asian="normal" style:font-weight-complex="normal"/>
    </style:style>
    <style:style style:name="T72" style:family="text">
      <style:text-properties style:use-window-font-color="true" fo:font-weight="normal" officeooo:rsid="000aeb42" style:font-weight-asian="normal" style:font-weight-complex="normal"/>
    </style:style>
    <style:style style:name="T73" style:family="text">
      <style:text-properties style:use-window-font-color="true" fo:font-weight="normal" officeooo:rsid="0027157d" style:font-weight-asian="normal" style:font-weight-complex="normal"/>
    </style:style>
    <style:style style:name="T74" style:family="text">
      <style:text-properties style:use-window-font-color="true" fo:font-style="italic" fo:font-weight="normal" fo:background-color="transparent" style:font-style-asian="italic" style:font-weight-asian="normal" style:font-style-complex="italic" style:font-weight-complex="normal"/>
    </style:style>
    <style:style style:name="T75" style:family="text">
      <style:text-properties style:use-window-font-color="true" fo:font-style="italic" fo:font-weight="normal" officeooo:rsid="0005b3f7" fo:background-color="transparent" style:font-style-asian="italic" style:font-weight-asian="normal" style:font-style-complex="italic" style:font-weight-complex="normal"/>
    </style:style>
    <style:style style:name="T76" style:family="text">
      <style:text-properties style:use-window-font-color="true" fo:font-style="italic" fo:font-weight="normal" officeooo:rsid="00077827" fo:background-color="transparent" style:font-style-asian="italic" style:font-weight-asian="normal" style:font-style-complex="italic" style:font-weight-complex="normal"/>
    </style:style>
    <style:style style:name="T77" style:family="text">
      <style:text-properties style:use-window-font-color="true" fo:font-style="italic" fo:font-weight="normal" officeooo:rsid="000aeb42" fo:background-color="transparent" style:font-style-asian="italic" style:font-weight-asian="normal" style:font-style-complex="italic" style:font-weight-complex="normal"/>
    </style:style>
    <style:style style:name="T78" style:family="text">
      <style:text-properties style:use-window-font-color="true" fo:font-style="italic" fo:font-weight="normal" officeooo:rsid="000c41e5" fo:background-color="transparent" style:font-style-asian="italic" style:font-weight-asian="normal" style:font-style-complex="italic" style:font-weight-complex="normal"/>
    </style:style>
    <style:style style:name="T79" style:family="text">
      <style:text-properties style:use-window-font-color="true" fo:font-style="italic" fo:font-weight="normal" officeooo:rsid="000cbd03" fo:background-color="transparent" style:font-style-asian="italic" style:font-weight-asian="normal" style:font-style-complex="italic" style:font-weight-complex="normal"/>
    </style:style>
    <style:style style:name="T80" style:family="text">
      <style:text-properties style:use-window-font-color="true" fo:font-style="normal" fo:font-weight="normal" officeooo:rsid="000aeb42" fo:background-color="transparent" style:font-style-asian="normal" style:font-weight-asian="normal" style:font-style-complex="normal" style:font-weight-complex="normal"/>
    </style:style>
    <style:style style:name="T81" style:family="text">
      <style:text-properties style:use-window-font-color="true" fo:font-style="normal" fo:font-weight="normal" officeooo:rsid="000c41e5" fo:background-color="transparent" style:font-style-asian="normal" style:font-weight-asian="normal" style:font-style-complex="normal" style:font-weight-complex="normal"/>
    </style:style>
    <style:style style:name="T82" style:family="text">
      <style:text-properties style:use-window-font-color="true" fo:font-style="normal" fo:font-weight="normal" officeooo:rsid="000cbd03" fo:background-color="transparent" style:font-style-asian="normal" style:font-weight-asian="normal" style:font-style-complex="normal" style:font-weight-complex="normal"/>
    </style:style>
    <style:style style:name="T83" style:family="text">
      <style:text-properties style:use-window-font-color="true" fo:font-style="normal" fo:font-weight="normal" officeooo:rsid="0018b3c9" fo:background-color="transparent" style:font-style-asian="normal" style:font-weight-asian="normal" style:font-style-complex="normal" style:font-weight-complex="normal"/>
    </style:style>
    <style:style style:name="T84" style:family="text">
      <style:text-properties style:use-window-font-color="true" fo:font-style="normal" fo:font-weight="normal" officeooo:rsid="0019f9b6" fo:background-color="transparent" style:font-style-asian="normal" style:font-weight-asian="normal" style:font-style-complex="normal" style:font-weight-complex="normal"/>
    </style:style>
    <style:style style:name="T85" style:family="text">
      <style:text-properties style:use-window-font-color="true" fo:font-style="normal" officeooo:rsid="0008fc0b" fo:background-color="transparent" style:font-style-asian="normal" style:font-style-complex="normal"/>
    </style:style>
    <style:style style:name="T86" style:family="text">
      <style:text-properties style:use-window-font-color="true" fo:font-style="normal" officeooo:rsid="0005b3f7" fo:background-color="transparent" style:font-style-asian="normal" style:font-style-complex="normal"/>
    </style:style>
    <style:style style:name="T87" style:family="text">
      <style:text-properties style:use-window-font-color="true" fo:font-style="normal" officeooo:rsid="00077827" fo:background-color="transparent" style:font-style-asian="normal" style:font-style-complex="normal"/>
    </style:style>
    <style:style style:name="T88" style:family="text">
      <style:text-properties style:use-window-font-color="true" fo:font-style="normal" officeooo:rsid="000aeb42" fo:background-color="transparent" style:font-style-asian="normal" style:font-style-complex="normal"/>
    </style:style>
    <style:style style:name="T89" style:family="text">
      <style:text-properties style:use-window-font-color="true" fo:font-style="normal" fo:font-weight="bold" officeooo:rsid="000aeb42" fo:background-color="transparent" style:font-style-asian="normal" style:font-weight-asian="bold" style:font-style-complex="normal" style:font-weight-complex="bold"/>
    </style:style>
    <style:style style:name="T90" style:family="text">
      <style:text-properties style:use-window-font-color="true" fo:font-style="normal" fo:font-weight="bold" officeooo:rsid="000cbd03" fo:background-color="transparent" style:font-style-asian="normal" style:font-weight-asian="bold" style:font-style-complex="normal" style:font-weight-complex="bold"/>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fo:font-weight="normal" officeooo:rsid="00054253" style:font-style-asian="italic" style:font-weight-asian="normal" style:font-style-complex="italic" style:font-weight-complex="normal"/>
    </style:style>
    <style:style style:name="T93" style:family="text">
      <style:text-properties fo:font-style="italic" fo:font-weight="normal" officeooo:rsid="001f6f83" fo:background-color="#c0c0c0" style:font-style-asian="italic" style:font-weight-asian="normal" style:font-style-complex="italic" style:font-weight-complex="normal"/>
    </style:style>
    <style:style style:name="T94" style:family="text">
      <style:text-properties officeooo:rsid="00077827"/>
    </style:style>
    <style:style style:name="T95" style:family="text">
      <style:text-properties officeooo:rsid="0008fc0b"/>
    </style:style>
    <style:style style:name="T96" style:family="text">
      <style:text-properties officeooo:rsid="000aeb42"/>
    </style:style>
    <style:style style:name="T97" style:family="text">
      <style:text-properties officeooo:rsid="00144f9d"/>
    </style:style>
    <style:style style:name="T98" style:family="text">
      <style:text-properties officeooo:rsid="001609d2"/>
    </style:style>
    <style:style style:name="T99" style:family="text">
      <style:text-properties officeooo:rsid="0017fcfa"/>
    </style:style>
    <style:style style:name="T100" style:family="text">
      <style:text-properties officeooo:rsid="001838f3"/>
    </style:style>
    <style:style style:name="T101" style:family="text">
      <style:text-properties officeooo:rsid="00187e0a"/>
    </style:style>
    <style:style style:name="T102" style:family="text">
      <style:text-properties officeooo:rsid="0018b3c9"/>
    </style:style>
    <style:style style:name="T103" style:family="text">
      <style:text-properties officeooo:rsid="0019f9b6"/>
    </style:style>
    <style:style style:name="T104" style:family="text">
      <style:text-properties officeooo:rsid="001f6f83"/>
    </style:style>
    <style:style style:name="T105" style:family="text">
      <style:text-properties officeooo:rsid="0025a5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Strong_20_Emphasis"><text:span text:style-name="T60">Abstract</text:span></text:span></text:p>
      <text:p text:style-name="P37">This paper proposes a new method of designing with BIM technology firstly with the application of two contemporary methods of computing – open source and object orientated - <text:s/>and secondly the adoption of the versioning software platform 'GitHub' as a means of harnessing them and to encourage wider participation in the processes of designing with BIM.</text:p>
      <text:p text:style-name="P36">BIM software represents a significant move from the traditional skeuomorphic paradigm of CAD as drawing board to something new, that is in and of itself. Whilst this offers the designer huge potential, it also presents a difficulty. BIM software requires alternate, and unfamiliar, design processes and work flows – collaborative, concurrent, continuous.</text:p>
      <text:p text:style-name="P36">I propose to re-configure two existing methods of computing; open source (from software design) and object- orientated (from approaches to programming and code).</text:p>
      <text:p text:style-name="PL-Paragraph"><text:span text:style-name="T18">Briefly, open source is traditionally understood as the release of the source code for computer programmes. Typically, however the environment of open software is one where the users and developers are basically the same and in which the</text:span><text:span text:style-name="Strong_20_Emphasis"><text:span text:style-name="T18"> 'extended negotiation' between user and programmer becomes a closed loop. This is analogous to existing BIM working practices – closed loops of expert users. In the method proposed here, the loop must be prised open, to allow access and contribution to a wider range of of participants. </text:span></text:span><text:span text:style-name="T18">In programming terms, an object orientated approach is one whereby elements of the code are organised in such a way that they may be more easily understood and edited as well as quickly reused and re-structured – they are assembled components </text:span><text:span text:style-name="Strong_20_Emphasis"><text:span text:style-name="T18">in the same way that BIM can be described as a technology of <text:s/>'assembled objects'.</text:span></text:span></text:p>
      <text:p text:style-name="PL-Paragraph"><text:span text:style-name="Strong_20_Emphasis"><text:span text:style-name="T18">By viewing BIM design methods as component assemblies, and then opening access to both the components and the rules of assembly, BIM practitioners have the possibility to create new methods of designing with BIM, through wider participation in the processes associated with it.</text:span></text:span><text:span text:style-name="T18"> </text:span></text:p>
      <text:p text:style-name="Text_20_body"/>
      <text:p text:style-name="Text_20_body"><text:span text:style-name="Strong_20_Emphasis"><text:span text:style-name="T59"/></text:span></text:p>
      <text:p text:style-name="P42"><text:span text:style-name="Strong_20_Emphasis"><text:span text:style-name="T64">Introduction - Defining a BIM method</text:span></text:span></text:p>
      <text:p text:style-name="P54"><text:span text:style-name="Strong_20_Emphasis"><text:span text:style-name="T70">IMAGE –</text:span></text:span><text:span text:style-name="Strong_20_Emphasis"><text:span text:style-name="T71"> components assemblies and parts</text:span></text:span></text:p>
      <text:p text:style-name="Standard"><text:span text:style-name="Strong_20_Emphasis"><text:span text:style-name="T91">- - - - - - - - - - - - - - - - - - - - - - - - - - - - - - - - - - - - - - - - - - </text:span></text:span><text:span text:style-name="Strong_20_Emphasis"><text:span text:style-name="T92">me</text:span></text:span></text:p>
      <text:p text:style-name="P7"><text:span text:style-name="Strong_20_Emphasis"><text:span text:style-name="T65">I am an architect and computational designer. </text:span></text:span>My PhD research is focused on identifying what makes <text:span text:style-name="Strong_20_Emphasis"><text:span text:style-name="T61">methods of computational design</text:span></text:span><text:span text:style-name="Strong_20_Emphasis"><text:span text:style-name="T65">, rather than simply focusing on the uses of particular technological tools that are at the designers disposal on any given day.</text:span></text:span></text:p>
      <text:p text:style-name="P7"><text:span text:style-name="Strong_20_Emphasis"><text:span text:style-name="T65">I have worked extensively in practice, at Bryden Wood, who are one of the leading practices for deploying BIM and in particular the wider consequences of that deployment; </text:span></text:span></text:p>
      <text:p text:style-name="P7"><text:span text:style-name="Strong_20_Emphasis"><text:span text:style-name="T61">in briefing</text:span></text:span><text:span text:style-name="Strong_20_Emphasis"><text:span text:style-name="T65"> – through the filtering and aggregation of client data to create more sophisticated design requirements</text:span></text:span></text:p>
      <text:p text:style-name="P7"><text:span text:style-name="Strong_20_Emphasis"><text:span text:style-name="T61">in design</text:span></text:span><text:span text:style-name="Strong_20_Emphasis"><text:span text:style-name="T65"> – through rapid iteration and analysis of design possibilities</text:span></text:span></text:p>
      <text:p text:style-name="P7"><text:span text:style-name="Strong_20_Emphasis"><text:span text:style-name="T61">in</text:span></text:span><text:span text:style-name="Strong_20_Emphasis"><text:span text:style-name="T61"> construction</text:span></text:span><text:span text:style-name="Strong_20_Emphasis"><text:span text:style-name="T65"> - through the use of techniques such a design for manufacture and off-site assembly </text:span></text:span></text:p>
      <text:p text:style-name="P7"><text:span text:style-name="Strong_20_Emphasis"><text:span text:style-name="T65">We have treated BIM as a </text:span></text:span><text:span text:style-name="Strong_20_Emphasis"><text:span text:style-name="T61">platform</text:span></text:span><text:span text:style-name="Strong_20_Emphasis"><text:span text:style-name="T65"> rather than a </text:span></text:span><text:span text:style-name="Strong_20_Emphasis"><text:span text:style-name="T61">tool</text:span></text:span><text:span text:style-name="Strong_20_Emphasis"><text:span text:style-name="T65">, which has enabled us to</text:span></text:span><text:span text:style-name="Strong_20_Emphasis"><text:span text:style-name="T61"> </text:span></text:span><text:span text:style-name="Strong_20_Emphasis"><text:span text:style-name="T65">successfully</text:span></text:span><text:span text:style-name="Strong_20_Emphasis"><text:span text:style-name="T61"> </text:span></text:span><text:span text:style-name="Strong_20_Emphasis"><text:span text:style-name="T65">train new staff members who are not familiar with </text:span></text:span><text:span text:style-name="Strong_20_Emphasis"><text:span text:style-name="T69">a</text:span></text:span><text:span text:style-name="Strong_20_Emphasis"><text:span text:style-name="T65"> particular software package. </text:span></text:span></text:p>
      <text:p text:style-name="P29"><text:span text:style-name="Strong_20_Emphasis"><text:span text:style-name="T69">T</text:span></text:span><text:span text:style-name="Strong_20_Emphasis"><text:span text:style-name="T65">his </text:span></text:span><text:span text:style-name="Strong_20_Emphasis"><text:span text:style-name="T69">strategy</text:span></text:span><text:span text:style-name="Strong_20_Emphasis"><text:span text:style-name="T65"> is specific to Bryden Wood, </text:span></text:span><text:span text:style-name="Strong_20_Emphasis"><text:span text:style-name="T69">and differs from other industry approaches, and it begs the question, what other models might there be for deploying BIM thinking, rather than just BIM technology and what models can encourage wider involvement.</text:span></text:span><text:span text:style-name="Strong_20_Emphasis"><text:span text:style-name="T65"> </text:span></text:span><text:span text:style-name="Strong_20_Emphasis"><text:span text:style-name="T69">M</text:span></text:span><text:span text:style-name="Strong_20_Emphasis"><text:span text:style-name="T65">y interest is to look for further examples of digital methodologies that may address the broad question of BIM and pedagogy, and in particular a kind of 'open source' BIM.</text:span></text:span></text:p>
      <text:p text:style-name="Standard"><text:span text:style-name="Strong_20_Emphasis"><text:span text:style-name="T91">- - - - - - - - - - - - - - - - - - - - - - - - - - - - - - - - - - - - - - - - - - open source BIM</text:span></text:span></text:p>
      <text:p text:style-name="P7"><text:span text:style-name="Strong_20_Emphasis"><text:span text:style-name="T65">One of the barriers to access that BIM currently creates is about cost – a single license of a BIM software package plus a suitable computer is around £5000. This cost even represents a challenge for the ind</text:span></text:span><text:span text:style-name="Strong_20_Emphasis"><text:span text:style-name="T66">u</text:span></text:span><text:span text:style-name="Strong_20_Emphasis"><text:span text:style-name="T65">stry </text:span></text:span><text:span text:style-name="Strong_20_Emphasis"><text:span text:style-name="T66">and for academic institutions and individuals it is more intimidating. What's more, it </text:span></text:span><text:span text:style-name="Strong_20_Emphasis"><text:span text:style-name="T67">is always a risk to commit training and resource to a single software platform whose development you cannot control.</text:span></text:span></text:p>
      <text:p text:style-name="P8"><text:span text:style-name="Strong_20_Emphasis"><text:span text:style-name="T67">Whilst the potentials of BIM technology are becoming more and more obvious the risks are less well understood. There is a danger that the development of the technology continues to be led by the construction industry, and that it evolves in very narrow way, and becomes viewed only as an industry tool. </text:span></text:span></text:p>
      <text:p text:style-name="P30"><text:span text:style-name="Strong_20_Emphasis"><text:span text:style-name="T68">We need alternate </text:span></text:span><text:span text:style-name="Strong_20_Emphasis"><text:span text:style-name="T62">models of involvement</text:span></text:span><text:span text:style-name="Strong_20_Emphasis"><text:span text:style-name="T68"> in order to </text:span></text:span><text:span text:style-name="Strong_20_Emphasis"><text:span text:style-name="T67">side step these difficultie</text:span></text:span><text:span text:style-name="Strong_20_Emphasis"><text:span text:style-name="T68">s. </text:span></text:span><text:span text:style-name="Strong_20_Emphasis"><text:span text:style-name="T62">Open source BIM methods</text:span></text:span><text:span text:style-name="Strong_20_Emphasis"><text:span text:style-name="T68"> could be one such model.</text:span></text:span></text:p>
      <text:p text:style-name="P31"><text:span text:style-name="Strong_20_Emphasis"><text:span text:style-name="T69">This presentation is, therefore, speculative and is about abstracting key</text:span></text:span><text:span text:style-name="Strong_20_Emphasis"><text:span text:style-name="T63"> behaviours I associate with BIM,</text:span></text:span><text:span text:style-name="Strong_20_Emphasis"><text:span text:style-name="T69"> removing them from the industry context, and re-framing them within the open source world of 'versioning' software – specifically GitHub. </text:span></text:span></text:p>
      <text:p text:style-name="P48"><text:span text:style-name="Strong_20_Emphasis"><text:span text:style-name="T74"/></text:span></text:p>
      <text:p text:style-name="P41"><text:span text:style-name="Strong_20_Emphasis"><text:span text:style-name="T74">- - - - - - - - - - - - - - - - - - - - - - - - - - - - - - - - - - - - - - - - - - </text:span></text:span><text:span text:style-name="Strong_20_Emphasis"><text:span text:style-name="T75">characteristics of a BIM method</text:span></text:span></text:p>
      <text:p text:style-name="P9"><text:span text:style-name="Strong_20_Emphasis"><text:span text:style-name="T4">In order to define what an open source method of BIM might look like, we need to identify the </text:span></text:span><text:span text:style-name="Strong_20_Emphasis"><text:span text:style-name="T44">behaviours</text:span></text:span><text:span text:style-name="Strong_20_Emphasis"><text:span text:style-name="T4"> that characterise BIM and then begin to abstract them. For the purposes of this presentation, I want to focus on these three key </text:span></text:span><text:span text:style-name="Strong_20_Emphasis"><text:span text:style-name="T44">behaviours</text:span></text:span><text:span text:style-name="Strong_20_Emphasis"><text:span text:style-name="T4">;</text:span></text:span></text:p>
      <text:p text:style-name="P54"><text:span text:style-name="Strong_20_Emphasis"><text:span text:style-name="T39">IMAGE OF </text:span></text:span><text:span text:style-name="Strong_20_Emphasis"><text:span text:style-name="T40">BEHAVIOURS</text:span></text:span></text:p>
      <text:p text:style-name="PL-Paragraph"><text:span text:style-name="Strong_20_Emphasis"><text:span text:style-name="T94">BIM is.....</text:span></text:span><text:span text:style-name="Strong_20_Emphasis">collaborative</text:span></text:p>
      <text:p text:style-name="P9"><text:span text:style-name="Strong_20_Emphasis"><text:span text:style-name="T4"><text:s/>through the principle of the single, shared, central model</text:span></text:span></text:p>
      <text:p text:style-name="P9"><text:span text:style-name="Strong_20_Emphasis"><text:span text:style-name="T94">BIM is.....</text:span></text:span><text:span text:style-name="Strong_20_Emphasis">concurrent </text:span></text:p>
      <text:p text:style-name="P9"><text:span text:style-name="Strong_20_Emphasis"><text:span text:style-name="T57">the central model is the means by which contributions are made simultaneously</text:span></text:span></text:p>
      <text:p text:style-name="P9"><text:span text:style-name="Strong_20_Emphasis"><text:span text:style-name="T94">BIM is.....c</text:span></text:span><text:span text:style-name="Strong_20_Emphasis">ontinuous</text:span></text:p>
      <text:p text:style-name="P9"><text:span text:style-name="Strong_20_Emphasis"><text:span text:style-name="T4">and this process should loop – from brief, to deign, to build, to client, back to brief </text:span></text:span></text:p>
      <text:p text:style-name="P47"><text:span text:style-name="Strong_20_Emphasis"><text:span text:style-name="T74"/></text:span></text:p>
      <text:p text:style-name="P40"><text:span text:style-name="Strong_20_Emphasis"><text:span text:style-name="T74">- - - - - - - - - - - - - - - - - - - - - - - - - - - - - - - - - - - - - - - - - - </text:span></text:span><text:span text:style-name="Strong_20_Emphasis"><text:span text:style-name="T76">versioning &amp; open source software</text:span></text:span></text:p>
      <text:p text:style-name="P10"><text:span text:style-name="Strong_20_Emphasis"><text:span text:style-name="T2">These three behaviours </text:span></text:span><text:span text:style-name="Strong_20_Emphasis"><text:span text:style-name="T5">match with a more broad open source methods. One of the technologies central to the software development, and in particular open source software development has been </text:span></text:span><text:span text:style-name="Strong_20_Emphasis"><text:span text:style-name="T45">versioning</text:span></text:span><text:span text:style-name="Strong_20_Emphasis"><text:span text:style-name="T5">. Tools such as </text:span></text:span><text:span text:style-name="Strong_20_Emphasis"><text:span text:style-name="T45">CVS</text:span></text:span><text:span text:style-name="Strong_20_Emphasis"><text:span text:style-name="T5">, </text:span></text:span><text:span text:style-name="Strong_20_Emphasis"><text:span text:style-name="T45">SVN</text:span></text:span><text:span text:style-name="Strong_20_Emphasis"><text:span text:style-name="T5"> and most recently </text:span></text:span><text:span text:style-name="Strong_20_Emphasis"><text:span text:style-name="T45">Git </text:span></text:span><text:span text:style-name="Strong_20_Emphasis"><text:span text:style-name="T5">have been created in order to satisfy the needs of software development teams whose behaviours closely map those I have identified as being central to a BIM method. </text:span></text:span><text:span text:style-name="Strong_20_Emphasis"><text:span text:style-name="T45">Versioning</text:span></text:span><text:span text:style-name="Strong_20_Emphasis"><text:span text:style-name="T5"> allows the 'team' to create complex work flows, which provide </text:span></text:span><text:span text:style-name="Strong_20_Emphasis"><text:span text:style-name="T45">models of involvement </text:span></text:span><text:span text:style-name="Strong_20_Emphasis"><text:span text:style-name="T5">in the creation and editing of the source code at all scales –</text:span></text:span><text:span text:style-name="Strong_20_Emphasis"><text:span text:style-name="T6"> <text:s/>the overall </text:span></text:span><text:span text:style-name="Strong_20_Emphasis"><text:span text:style-name="T46">assembly</text:span></text:span><text:span text:style-name="Strong_20_Emphasis"><text:span text:style-name="T6"> of the software itself as well as the </text:span></text:span><text:span text:style-name="Strong_20_Emphasis"><text:span text:style-name="T46">components</text:span></text:span><text:span text:style-name="Strong_20_Emphasis"><text:span text:style-name="T6"> and </text:span></text:span><text:span text:style-name="Strong_20_Emphasis"><text:span text:style-name="T46">parts</text:span></text:span><text:span text:style-name="Strong_20_Emphasis"><text:span text:style-name="T6"> that </text:span></text:span><text:span text:style-name="Strong_20_Emphasis"><text:span text:style-name="T46">constitute</text:span></text:span><text:span text:style-name="Strong_20_Emphasis"><text:span text:style-name="T6"> it.</text:span></text:span></text:p>
      <text:p text:style-name="P10"><text:span text:style-name="Strong_20_Emphasis"><text:span text:style-name="T5">And these versioning tools, <text:s/></text:span></text:span><text:span text:style-name="Strong_20_Emphasis"><text:span text:style-name="T45">Git</text:span></text:span><text:span text:style-name="Strong_20_Emphasis"><text:span text:style-name="T5"> in particular, <text:s/>come with there own terminology </text:span></text:span><text:span text:style-name="Strong_20_Emphasis"><text:span text:style-name="T7">that map to the three definitions of BIM behaviour.</text:span></text:span></text:p>
      <text:p text:style-name="P54"><text:span text:style-name="Strong_20_Emphasis"><text:span text:style-name="T39">IMAGE OF </text:span></text:span><text:span text:style-name="Strong_20_Emphasis"><text:span text:style-name="T40">BEHAVIOURS</text:span></text:span></text:p>
      <text:p text:style-name="P10"><text:span text:style-name="Strong_20_Emphasis"><text:span text:style-name="T96">git </text:span></text:span><text:span text:style-name="Strong_20_Emphasis"><text:span text:style-name="T95">commit – collaborative</text:span></text:span></text:p>
      <text:p text:style-name="PL-Paragraph"><text:span text:style-name="Strong_20_Emphasis"><text:span text:style-name="T2"><text:tab/></text:span></text:span><text:span text:style-name="Strong_20_Emphasis"><text:span text:style-name="T43">recording</text:span></text:span><text:span text:style-name="Strong_20_Emphasis"><text:span text:style-name="T2"> functional changes to the project</text:span></text:span></text:p>
      <text:p text:style-name="P11"><text:span text:style-name="Strong_20_Emphasis"><text:span text:style-name="T88">git </text:span></text:span><text:span text:style-name="Strong_20_Emphasis"><text:span text:style-name="T85">branch – </text:span></text:span><text:span text:style-name="Strong_20_Emphasis"><text:span text:style-name="T86">concurrent</text:span></text:span></text:p>
      <text:p text:style-name="P11"><text:span text:style-name="Strong_20_Emphasis"><text:span text:style-name="T89"><text:tab/>decentraliz</text:span></text:span><text:span text:style-name="Strong_20_Emphasis"><text:span text:style-name="T90">ing </text:span></text:span><text:span text:style-name="Strong_20_Emphasis"><text:span text:style-name="T81">project</text:span></text:span><text:span text:style-name="Strong_20_Emphasis"><text:span text:style-name="T82">s</text:span></text:span><text:span text:style-name="Strong_20_Emphasis"><text:span text:style-name="T81"> </text:span></text:span><text:span text:style-name="Strong_20_Emphasis"><text:span text:style-name="T82">with non-linear development of project strands</text:span></text:span><text:span text:style-name="Strong_20_Emphasis"><text:span text:style-name="T80"><text:tab/></text:span></text:span></text:p>
      <text:p text:style-name="P10"><text:span text:style-name="Strong_20_Emphasis"><text:span text:style-name="T88">git </text:span></text:span><text:span text:style-name="Strong_20_Emphasis"><text:span text:style-name="T85">merge – </text:span></text:span><text:span text:style-name="Strong_20_Emphasis"><text:span text:style-name="T87">c</text:span></text:span><text:span text:style-name="Strong_20_Emphasis"><text:span text:style-name="T86">ontinuous</text:span></text:span></text:p>
      <text:p text:style-name="P13"><text:tab/><text:span text:style-name="T47">blending</text:span> changes from one <text:span text:style-name="Strong_20_Emphasis"><text:span text:style-name="T81">strand</text:span></text:span> into another </text:p>
      <text:p text:style-name="P46"><text:span text:style-name="Strong_20_Emphasis"><text:span text:style-name="T78"/></text:span></text:p>
      <text:p text:style-name="P39"><text:span text:style-name="Strong_20_Emphasis"><text:span text:style-name="T78">- - - - - - - - - - - - - - - - - - - - - - - - - - - - - - - - - - - - - - - - - - Why Git? </text:span></text:span><text:span text:style-name="Strong_20_Emphasis"><text:span text:style-name="T79">Why Github?</text:span></text:span></text:p>
      <text:p text:style-name="PL-Paragraph"><text:span text:style-name="Strong_20_Emphasis"><text:span text:style-name="T2">Github, </text:span></text:span><text:span text:style-name="Strong_20_Emphasis"><text:span text:style-name="T8">and instantiation of Git, </text:span></text:span><text:span text:style-name="Strong_20_Emphasis"><text:span text:style-name="T2">is currently the </text:span></text:span><text:span text:style-name="Strong_20_Emphasis"><text:span text:style-name="T9">pre-eminent</text:span></text:span><text:span text:style-name="Strong_20_Emphasis"><text:span text:style-name="T2"> versioning </text:span></text:span><text:span text:style-name="Strong_20_Emphasis"><text:span text:style-name="T9">software.</text:span></text:span><text:span text:style-name="Strong_20_Emphasis"><text:span text:style-name="T2"> </text:span></text:span><text:span text:style-name="Strong_20_Emphasis"><text:span text:style-name="T8">Git was created</text:span></text:span><text:span text:style-name="Strong_20_Emphasis"><text:span text:style-name="T2"> by Linus Torvalds in </text:span></text:span><text:span text:style-name="Strong_20_Emphasis"><text:span text:style-name="T8">2005 it's popularity is linked to its increased functionality over other systems but central to its growth has been its focus on 'social' features. <text:s/>This has allowed Github to become a more diverse platform for versioning. This can be seen through it's use in a range of 'non-typical' projects;</text:span></text:span></text:p>
      <text:p text:style-name="P26"><text:span text:style-name="Strong_20_Emphasis"><text:span text:style-name="T31">The rise of GitHub has been followed and recently chronicled by Wired magazine, notably an <text:s/>article from <text:s/>March this year;</text:span></text:span></text:p>
      <text:p text:style-name="P26"><text:span text:style-name="Strong_20_Emphasis">The GitHub generation: why we're all in open source now, </text:span><text:span text:style-name="Strong_20_Emphasis"><text:span text:style-name="T104">b</text:span></text:span>y Mikeal Rogers</text:p>
      <text:p text:style-name="P51"><text:span text:style-name="Strong_20_Emphasis"><text:span text:style-name="T43">The revolution will not be centralised </text:span></text:span></text:p>
      <text:p text:style-name="P51"><text:span text:style-name="Strong_20_Emphasis"><text:span text:style-name="T31">http://www.wired.co.uk/news/archive/2013-03/11/github-democracy</text:span></text:span></text:p>
      <text:p text:style-name="P26"><text:span text:style-name="Strong_20_Emphasis"><text:span text:style-name="T30">Some examples, </text:span></text:span><text:span text:style-name="Strong_20_Emphasis"><text:span text:style-name="T31">reported by Wired magazine, of novel uses of GitHub are;</text:span></text:span></text:p>
      <text:p text:style-name="P27"><text:span text:style-name="Strong_20_Emphasis"><text:span text:style-name="T93">http://www.wired.com/wiredenterprise/2013/01/this-old-house/</text:span></text:span></text:p>
      <text:p text:style-name="P25"><text:span text:style-name="Strong_20_Emphasis"><text:span text:style-name="T19"><text:tab/>Bug tracking a DIY project </text:span></text:span><text:span text:style-name="Strong_20_Emphasis"><text:span text:style-name="T24">using GitHub</text:span></text:span></text:p>
      <text:p text:style-name="P27"><text:span text:style-name="Strong_20_Emphasis"><text:span text:style-name="T93">http://www.wired.com/wiredenterprise/2013/03/series-seed/</text:span></text:span></text:p>
      <text:p text:style-name="P26"><text:span text:style-name="Strong_20_Emphasis"><text:span text:style-name="T19"><text:tab/>Fenwick &amp; West, </text:span></text:span><text:span text:style-name="Strong_20_Emphasis"><text:span text:style-name="T24">a </text:span></text:span><text:span text:style-name="Strong_20_Emphasis"><text:span text:style-name="T19">Silicon Valley <text:s/>legal firm </text:span></text:span><text:span text:style-name="Strong_20_Emphasis"><text:span text:style-name="T24">have posted set of legal documents to GitHub <text:tab/>for use by digital start-ups</text:span></text:span></text:p>
      <text:p text:style-name="P26"><text:span text:style-name="Strong_20_Emphasis"><text:span text:style-name="T24"/></text:span></text:p>
      <text:p text:style-name="P14"><text:span text:style-name="Strong_20_Emphasis"><text:span text:style-name="T27">The huge amounts of meta data that is generated through the use of GitHub in projects is also something that has been explored in the field of data visualisation. Project commits, branches and merge are traced and the social connections mapped </text:span></text:span><text:span text:style-name="Strong_20_Emphasis"><text:span text:style-name="T32">across the life of the project. </text:span></text:span></text:p>
      <text:p text:style-name="P31"><text:span text:style-name="Strong_20_Emphasis"><text:span text:style-name="T19"><text:tab/></text:span></text:span><text:span text:style-name="Strong_20_Emphasis"><text:span text:style-name="T25">S</text:span></text:span><text:span text:style-name="Strong_20_Emphasis"><text:span text:style-name="T19">oftware version control visualization </text:span></text:span><text:span text:style-name="Strong_20_Emphasis"><text:span text:style-name="T54">Gource</text:span></text:span><text:span text:style-name="Strong_20_Emphasis"><text:span text:style-name="T20"> </text:span></text:span><text:span text:style-name="Strong_20_Emphasis"><text:span text:style-name="T25">by </text:span></text:span><text:span text:style-name="Strong_20_Emphasis"><text:span text:style-name="T20">Andrew Caudwell</text:span></text:span></text:p>
      <text:p text:style-name="PL-Quote"><text:span text:style-name="Strong_20_Emphasis"><text:span text:style-name="T32">IMAGE</text:span></text:span></text:p>
      <text:p text:style-name="P28"><text:span text:style-name="Strong_20_Emphasis"><text:span text:style-name="T25">https://github.com/acaudwell/Gource</text:span></text:span></text:p>
      <text:p text:style-name="P50"><text:span text:style-name="Strong_20_Emphasis"><text:span text:style-name="T32">IMAGE</text:span></text:span></text:p>
      <text:p text:style-name="P28"><text:span text:style-name="Strong_20_Emphasis"><text:span text:style-name="T25">http://lumberjaph.net/graph/2010/03/25/github-explorer.html</text:span></text:span></text:p>
      <text:p text:style-name="P31"><text:span text:style-name="Strong_20_Emphasis"><text:span text:style-name="T19"><text:tab/>Mapping</text:span></text:span><text:span text:style-name="Strong_20_Emphasis"><text:span text:style-name="T25"> the </text:span></text:span><text:span text:style-name="Strong_20_Emphasis"><text:span text:style-name="T19">Perl and CPAN community</text:span></text:span><text:span text:style-name="Strong_20_Emphasis"><text:span text:style-name="T20"> </text:span></text:span><text:span text:style-name="Strong_20_Emphasis"><text:span text:style-name="T25">by Franck Cuny [2010]</text:span></text:span></text:p>
      <text:p text:style-name="P15"><text:span text:style-name="Strong_20_Emphasis"><text:span text:style-name="T28">This is not dropbox, or google drive, or buzzsaw. It is not 'content neutral'. It's nature is </text:span></text:span><text:span text:style-name="Strong_20_Emphasis"><text:span text:style-name="T32">directly</text:span></text:span><text:span text:style-name="Strong_20_Emphasis"><text:span text:style-name="T28"> linked to idea</text:span></text:span><text:span text:style-name="Strong_20_Emphasis"><text:span text:style-name="T32">s </text:span></text:span><text:span text:style-name="Strong_20_Emphasis"><text:span text:style-name="T28">of object oriented programming and 'design patterns. </text:span></text:span></text:p>
      <text:p text:style-name="P31"><text:span text:style-name="Strong_20_Emphasis"><text:span text:style-name="T32">'O</text:span></text:span><text:span text:style-name="Strong_20_Emphasis"><text:span text:style-name="T28">bject oriented programming</text:span></text:span><text:span text:style-name="Strong_20_Emphasis"><text:span text:style-name="T32">'</text:span></text:span><text:span text:style-name="Strong_20_Emphasis"><text:span text:style-name="T28"> </text:span></text:span><text:span text:style-name="Strong_20_Emphasis"><text:span text:style-name="T32">as opposed to 'procedural'</text:span></text:span><text:span text:style-name="Strong_20_Emphasis"><text:span text:style-name="T28">, </text:span></text:span><text:span text:style-name="Strong_20_Emphasis"><text:span text:style-name="T32">directly developed form Christopher </text:span></text:span><text:span text:style-name="Strong_20_Emphasis"><text:span text:style-name="T32">Alexanders work “A Pattern Language”, <text:s/>is the context within which much software development takes place and is a method for structuring </text:span></text:span><text:span text:style-name="Strong_20_Emphasis"><text:span text:style-name="T55">re-usable classes</text:span></text:span><text:span text:style-name="Strong_20_Emphasis"><text:span text:style-name="T32"> within a wider software assemblies of </text:span></text:span></text:p>
      <text:p text:style-name="P15"><text:span text:style-name="Strong_20_Emphasis"><text:span text:style-name="T21"><text:tab/>Object Oriented Programming</text:span></text:span></text:p>
      <text:p text:style-name="P15"><text:span text:style-name="Strong_20_Emphasis"><text:span text:style-name="T21"><text:tab/>'Gang of Four'</text:span></text:span></text:p>
      <text:p text:style-name="P49"><text:span text:style-name="Strong_20_Emphasis"><text:span text:style-name="T2">...descriptions of communicating objects and classes that are customized to solve a general design problem in a particular context.</text:span></text:span></text:p>
      <text:p text:style-name="P49"><text:span text:style-name="Strong_20_Emphasis"><text:span text:style-name="T11">[</text:span></text:span><text:span text:style-name="Strong_20_Emphasis"><text:span text:style-name="T2">p3] </text:span></text:span></text:p>
      <text:p text:style-name="P31"><text:soft-page-break/><text:span text:style-name="Strong_20_Emphasis"><text:span text:style-name="T32">This approach to the continuous creation of software – </text:span></text:span><text:span text:style-name="Strong_20_Emphasis"><text:span text:style-name="T55">the effective re-use of code through structured authoring </text:span></text:span><text:span text:style-name="Strong_20_Emphasis"><text:span text:style-name="T32">is the historical context from which versioning technology emerges</text:span></text:span><text:span text:style-name="Strong_20_Emphasis"><text:span text:style-name="T55">. Not as a tool, but as a </text:span></text:span><text:span text:style-name="Strong_20_Emphasis"><text:span text:style-name="T56">framework, as a </text:span></text:span><text:span text:style-name="Strong_20_Emphasis"><text:span text:style-name="T55">method.</text:span></text:span></text:p>
      <text:p text:style-name="P32"><text:span text:style-name="Strong_20_Emphasis"><text:span text:style-name="T19"><text:tab/>“</text:span></text:span><text:span text:style-name="Strong_20_Emphasis"><text:span text:style-name="T23">Concurrent Versions System</text:span></text:span><text:span text:style-name="Strong_20_Emphasis"><text:span text:style-name="T21">” </text:span></text:span><text:span text:style-name="Strong_20_Emphasis"><text:span text:style-name="T23">- <text:s/></text:span></text:span><text:span text:style-name="Strong_20_Emphasis"><text:span text:style-name="T22">Yuill, S</text:span></text:span></text:p>
      <text:p text:style-name="PL-Paragraph"><text:span text:style-name="Strong_20_Emphasis"><text:span text:style-name="T33">The kind </text:span></text:span><text:span text:style-name="Strong_20_Emphasis"><text:span text:style-name="T33">of framework that</text:span></text:span><text:span text:style-name="Strong_20_Emphasis"><text:span text:style-name="T33"> versioning technology affor</text:span></text:span><text:span text:style-name="Strong_20_Emphasis"><text:span text:style-name="T33">ds us</text:span></text:span><text:span text:style-name="Strong_20_Emphasis"><text:span text:style-name="T32"> has been considered by the artist, writer and programmer </text:span></text:span><text:span text:style-name="Strong_20_Emphasis"><text:span text:style-name="T33">Simon Yuill</text:span></text:span><text:span text:style-name="Strong_20_Emphasis"><text:span text:style-name="T32">. </text:span></text:span><text:span text:style-name="Strong_20_Emphasis"><text:span text:style-name="T33">He discusses versioning in terms of the object-oriented paradigm</text:span></text:span><text:span text:style-name="Strong_20_Emphasis"><text:span text:style-name="T34">....</text:span></text:span></text:p>
      <text:p text:style-name="P49"><text:span text:style-name="Strong_20_Emphasis"><text:span text:style-name="T2">All software is inherently discursive, it exists not as set of discrete, stable artefacts, but rather as interrelated components, entering into various combinations with one another</text:span></text:span></text:p>
      <text:p text:style-name="P49"><text:span text:style-name="Strong_20_Emphasis"><text:span text:style-name="T2">[p67]</text:span></text:span></text:p>
      <text:p text:style-name="P32"><text:span text:style-name="Strong_20_Emphasis"><text:span text:style-name="T33"><text:s/>….and as a forensic trace of the projects past and even an indicator of its trajectory...</text:span></text:span></text:p>
      <text:p text:style-name="PL-Quote"><text:span text:style-name="Strong_20_Emphasis"><text:span text:style-name="T2">The ways in which tools such as CVS are used will carry a residue of these factors, and the CVS repository can become a territory in which these issues and debates are inscribed.</text:span></text:span></text:p>
      <text:p text:style-name="PL-Quote"><text:span text:style-name="Strong_20_Emphasis"><text:span text:style-name="T2">[p68]</text:span></text:span></text:p>
      <text:p text:style-name="PL-Paragraph"><text:span text:style-name="Strong_20_Emphasis"><text:span text:style-name="T10">….</text:span></text:span><text:span text:style-name="Strong_20_Emphasis"><text:span text:style-name="T12">and finally as something more than a tool.</text:span></text:span></text:p>
      <text:p text:style-name="P49"><text:span text:style-name="Strong_20_Emphasis"><text:span text:style-name="T10">CVS is not simply a tool...[it is]...an embodiment and instrument of its own discursive nature</text:span></text:span></text:p>
      <text:p text:style-name="P49"><text:span text:style-name="Strong_20_Emphasis"><text:span text:style-name="T10">[p68]</text:span></text:span></text:p>
      <text:p text:style-name="P32"><text:span text:style-name="Strong_20_Emphasis"><text:span text:style-name="T19"><text:tab/>“</text:span></text:span><text:span text:style-name="Strong_20_Emphasis"><text:span text:style-name="T21">Urban Versioning” </text:span></text:span><text:span text:style-name="Strong_20_Emphasis"><text:span text:style-name="T23">- </text:span></text:span><text:span text:style-name="Strong_20_Emphasis"><text:span text:style-name="T21">Fuller and Haque</text:span></text:span><text:span text:style-name="Strong_20_Emphasis"><text:span text:style-name="T22"> </text:span></text:span></text:p>
      <text:p text:style-name="PL-Paragraph"><text:span text:style-name="Strong_20_Emphasis"><text:span text:style-name="T35">Versioning as a method for spatial design has been explored by Usman Haque and Matthew Fuller in the pamphlet </text:span></text:span><text:span text:style-name="Strong_20_Emphasis"><text:span text:style-name="T43">Urban Versioning. </text:span></text:span><text:span text:style-name="Strong_20_Emphasis"><text:span text:style-name="T13">They speculate on the possibilities for new types of spatial practice that may emerge from the adoption of versioning and other methods of open source design.</text:span></text:span></text:p>
      <text:p text:style-name="P49"><text:span text:style-name="Strong_20_Emphasis"><text:span text:style-name="T2">This document is a quasi-license. If its constraints are followed in the production of spatial structures, whether buildings or more fleeting constructions, you, and others, will be able to make something new or re-version something already there and you will be able to express clearly how others can participate or make use of the work you are creating.</text:span></text:span></text:p>
      <text:p text:style-name="P49"><text:span text:style-name="Strong_20_Emphasis"><text:span text:style-name="T10">[p12]</text:span></text:span></text:p>
      <text:p text:style-name="P16"><text:span text:style-name="Strong_20_Emphasis"><text:span text:style-name="T29">So in this context of object orientation and versioning technology, let's return to the behaviours identified in open source BIM and describe them more specifically.</text:span></text:span></text:p>
      <text:p text:style-name="Text_20_body"><text:span text:style-name="Strong_20_Emphasis"><text:span text:style-name="T21"/></text:span></text:p>
      <text:p text:style-name="P4"/>
      <text:p text:style-name="P45"><text:span text:style-name="T53">1</text:span><text:span text:style-name="T43">. Collaborative Behaviour (Commit) - part, component, assembly</text:span></text:p>
      <text:p text:style-name="P53"><text:span text:style-name="Strong_20_Emphasis"><text:span text:style-name="T39">IMAGE ???</text:span></text:span></text:p>
      <text:p text:style-name="P19"><text:span text:style-name="T100">BIM software is object based – but the question in collaboration and 'open-ness' is who is defining the objects. F</text:span><text:span text:style-name="T98">eatures such as wall components, for example, are very strict about what constitutes a wall </text:span><text:span text:style-name="T100">and even stricter about attempts to define this 'on the fly'. Whilst this is born out of an </text:span><text:span text:style-name="T101">understandable</text:span><text:span text:style-name="T100"> drive towards productivity, it sets limits on user opportunities for </text:span><text:span text:style-name="T101">access and therefore collaboration</text:span><text:span text:style-name="T100">. </text:span></text:p>
      <text:p text:style-name="P19"><text:span text:style-name="T101">Attempts</text:span><text:span text:style-name="T98"> to foster collaborative behaviour within the industry </text:span><text:span text:style-name="T101">are </text:span><text:span text:style-name="T105">t</text:span><text:span text:style-name="T101">ypically</text:span><text:span text:style-name="T98"> about formalising procedures that allow cross platform access to BIM models. </text:span><text:span text:style-name="T101">T</text:span><text:span text:style-name="T98">hings like the ongoing efforts to create interchangeable file formats such as IFC of data structure such as COBIe </text:span><text:span text:style-name="T101">are often seen as essential to this</text:span><text:span text:style-name="T98">. But instead of opening access, initiatives like </text:span><text:span text:style-name="T101">these</text:span><text:span text:style-name="T98">, while necessary to certain parts of industry, actually risk closing opportunities for involvement if they remain the </text:span><text:span text:style-name="T101">sole </text:span><text:span text:style-name="T98">focus of </text:span><text:span text:style-name="T101">so-called </text:span><text:span text:style-name="T98">'open-ness'.</text:span></text:p>
      <text:p text:style-name="P17"><text:span text:style-name="T98">BIM software packages mediate our interaction with the elements of our design </text:span><text:span text:style-name="T100">a</text:span><text:span text:style-name="T98">nd initiatives such as IFC, no matter how sophisticated the structure, <text:s/>solidify these definitions. </text:span></text:p>
      <text:p text:style-name="P20">Outside of <text:span text:style-name="T98">these </text:span>industry norms, collaboration is not <text:span text:style-name="T98">actually </text:span>about <text:span text:style-name="T48">pseudo-</text:span><text:span text:style-name="T43">open</text:span> technological platforms. It is about a different idea of<text:span text:style-name="T43"> access.</text:span> <text:span text:style-name="T50">The means of contribution is the means of collaboration.</text:span></text:p>
      <text:p text:style-name="P16"><text:span text:style-name="T98">While</text:span><text:span text:style-name="T97"> o</text:span>bject-oriented design processes <text:span text:style-name="T98">that are</text:span><text:span text:style-name="T102"> – analogous</text:span><text:span text:style-name="T98"> to components within an assembly - </text:span>give me the possibility to access and re-assemble content in new ways, but they never allow me to redefine what the 'thing' (or component). </text:p>
      <text:p text:style-name="P16">On the other hand, the 'procedural' algorithms that make up these components allow me much more scope to change the parts of my component.</text:p>
      <text:p text:style-name="P18"><text:span text:style-name="T98">A method of </text:span><text:span text:style-name="T97">open source </text:span>BIM must support both of these <text:span text:style-name="T99">activities</text:span>.</text:p>
      <text:p text:style-name="P19"><text:span text:style-name="T100">If the proprietary software tools of BIM, nor the effort to standardise these underlying data structures of these tools cannot be relied upon to provide this support, it must come from some kind of method. </text:span><text:span text:style-name="T49">And GitHub provides one such method.</text:span></text:p>
      <text:p text:style-name="P23">The nature of Github is such that the I can access any part or component of the assembly, at any time of its development history and when I make my contribution, in the form of a commit, it exists as a formal record of my involvement. The principles of object oriented programming, inherent in the Git work flow, allow me to either follow, reuse and reconfigure these discrete, functioning 'design patterns' or to replace them with patterns of my own. New part and components within a stable assembly. </text:p>
      <text:p text:style-name="P23">In software development, the 'commit' is not about saving files. It is a visceral statement of generous intent – I 'commit' this functioning, documented component to the assembly for anyone to use. I am obliged, by this command to commit, to contribute and therefore collaborate, in this way.</text:p>
      <text:p text:style-name="P16"/>
      <text:p text:style-name="P4"/>
      <text:p text:style-name="P43"><text:span text:style-name="T58">2</text:span>. Concurrent Behaviour (Branch) - Many versions</text:p>
      <text:p text:style-name="P5"/>
      <text:p text:style-name="PL-Quote"><text:span text:style-name="Strong_20_Emphasis"><text:span text:style-name="T77">levels of stability</text:span></text:span></text:p>
      <text:p text:style-name="PL-Quote"><text:span text:style-name="Strong_20_Emphasis"><text:span text:style-name="T75"><text:tab/></text:span></text:span><text:span text:style-name="Strong_20_Emphasis"><text:span text:style-name="T77">&gt; production branch</text:span></text:span></text:p>
      <text:p text:style-name="PL-Quote"><text:span text:style-name="Strong_20_Emphasis"><text:span text:style-name="T77"><text:tab/><text:tab/>&gt; development branch</text:span></text:span></text:p>
      <text:p text:style-name="PL-Quote"><text:span text:style-name="Strong_20_Emphasis"><text:span text:style-name="T72"><text:tab/><text:tab/><text:tab/>&gt; feature branch</text:span></text:span></text:p>
      <text:p text:style-name="Standard"/>
      <text:p text:style-name="P52"><text:span text:style-name="Strong_20_Emphasis"><text:span text:style-name="T73">IMAGE OF BRANCHING</text:span></text:span></text:p>
      <text:p text:style-name="P12"><text:span text:style-name="Strong_20_Emphasis"><text:span text:style-name="T72"/></text:span></text:p>
      <text:p text:style-name="P21"><text:span text:style-name="Strong_20_Emphasis"><text:span text:style-name="T83">Concurrent behaviour in BIM is usually associated with the production activity of the design team. </text:span></text:span><text:span text:style-name="Strong_20_Emphasis"><text:span text:style-name="T84">But w</text:span></text:span><text:span text:style-name="Strong_20_Emphasis"><text:span text:style-name="T83">hat about alternate, wider definitions of concurrence? And what does open source really mean, beyond 'open access'? </text:span></text:span><text:span text:style-name="T102">The d</text:span>ecentralized, open work flows that are most commonly used in software development <text:span text:style-name="T102">offer an answer to this.</text:span> </text:p>
      <text:p text:style-name="P22">Concurrence, as a design behaviour, is used to develop the features and functionality of a piece of software over time, without upsetting that core stability of the software itself. <text:span text:style-name="T103">This creates field of experimentation that is completely without risk, as it does not disrupt the development trajectory. This is a way of working that is not easily reconciled with the construction industry, that relies predominantly on 'revision' references of model assemblies to direct design behaviour. </text:span></text:p>
      <text:p text:style-name="P21">It means that I can take my own 'branch' of <text:span text:style-name="T102">the</text:span> software and modify only one small aspect (a part of the user interface for example), while retaining the functionality of the software assembly <text:span text:style-name="T102">as whole. The link between my branch and the 'master' is also retained. The modifications I make to my parts and components exist within an alternative, parallel, development environment to that of the master. The stability and operation of the assembly is retained, and developed by others, but this branch is resolutely my own.</text:span></text:p>
      <text:p text:style-name="P24"/>
      <text:p text:style-name="P21"/>
      <text:p text:style-name="P21"/>
      <text:p text:style-name="P3"/>
      <text:p text:style-name="P3"/>
      <text:p text:style-name="P3"/>
      <text:p text:style-name="P4"/>
      <text:p text:style-name="P42"><text:span text:style-name="T42">3</text:span><text:span text:style-name="T41">. C</text:span><text:span text:style-name="Strong_20_Emphasis"><text:span text:style-name="T41">ontinuous Behaviour (Merge) – Authorship</text:span></text:span></text:p>
      <text:p text:style-name="P34"><text:span text:style-name="Strong_20_Emphasis"><text:span text:style-name="T2"><text:s/>In architecture we still have the idea of the designer but continuous design processes change completely the idea of authorship. In the industry context, this question is most commonly about the responsibility for a 'shared' model. In an educational context, it is a bit more complicated. </text:span></text:span></text:p>
      <text:p text:style-name="P34"><text:span text:style-name="Strong_20_Emphasis"><text:span text:style-name="T16">If projects are continuous, w</text:span></text:span><text:span text:style-name="Strong_20_Emphasis"><text:span text:style-name="T2">e need new ways to evaluate the contribution of individuals.</text:span></text:span></text:p>
      <text:p text:style-name="P53"><text:span text:style-name="Strong_20_Emphasis"><text:span text:style-name="T39">IMAGE OF COLOURED DIF &amp; GIT IMPACT</text:span></text:span></text:p>
      <text:p text:style-name="P34"><text:span text:style-name="Strong_20_Emphasis"><text:span text:style-name="T16">As project branches are merged, Git makes explicit the nature and extent of all individuals involved in the process. Visualisation methods such as Git Impact are about leaving traces of involvement in code. The graphs such as these represent additions, deletions and modifications throughout the development of a piece of code. </text:span></text:span></text:p>
      <text:p text:style-name="P35"><text:span text:style-name="Strong_20_Emphasis"><text:span text:style-name="T16">This presents an alternative idea to authorship and </text:span></text:span><text:span text:style-name="Strong_20_Emphasis"><text:span text:style-name="T17">perhaps even </text:span></text:span><text:span text:style-name="Strong_20_Emphasis"><text:span text:style-name="T16">copyright. </text:span></text:span><text:span text:style-name="Strong_20_Emphasis"><text:span text:style-name="T17">This is not a free for all – it is not about simply release vast quantities of content as 'open source'.</text:span></text:span></text:p>
      <text:p text:style-name="P35"><text:span text:style-name="Strong_20_Emphasis"><text:span text:style-name="T17">Ins</text:span></text:span><text:span text:style-name="Strong_20_Emphasis"><text:span text:style-name="T17">tea</text:span></text:span><text:span text:style-name="Strong_20_Emphasis"><text:span text:style-name="T17">d, </text:span></text:span><text:span text:style-name="Strong_20_Emphasis"><text:span text:style-name="T17">c</text:span></text:span><text:span text:style-name="Strong_20_Emphasis"><text:span text:style-name="T16">ontributions and are placed within the branching and merging context of a continuous process of change, </text:span></text:span><text:span text:style-name="Strong_20_Emphasis"><text:span text:style-name="T17">each commit leaving an indelible trace of behaviour. It is authorship of the project at the scale of parts and components as well as the assembly. </text:span></text:span></text:p>
      <text:p text:style-name="PL-Quote"><text:span text:style-name="Strong_20_Emphasis"><text:span text:style-name="T26">And my open source PhD</text:span></text:span></text:p>
      <text:p text:style-name="P53"><text:span text:style-name="Strong_20_Emphasis"><text:span text:style-name="T37">Visualised</text:span></text:span><text:span text:style-name="Strong_20_Emphasis"><text:span text:style-name="T38"> in Gource</text:span></text:span></text:p>
      <text:p text:style-name="P35"><text:span text:style-name="Strong_20_Emphasis"><text:span text:style-name="T36">As an example of this, my PhD – including this presentation – is available on GitHub, <text:s/>as a continuous project, evolving and changing but always leaving a trace. At any moment <text:s/></text:span></text:span></text:p>
      <text:p text:style-name="P34">My ongoing PhD, including the notes and slides of this presentation, is available for use on GitHub <text:a xlink:type="simple" xlink:href="https://github.com/phiLangley">https://github.com/phiLangley</text:a></text:p>
      <text:p text:style-name="P44"><text:span text:style-name="Strong_20_Emphasis"><text:span text:style-name="T41">Conclusion </text:span></text:span></text:p>
      <text:p text:style-name="P53"><text:span text:style-name="Strong_20_Emphasis"><text:span text:style-name="T39">IMAGE OF DIAGRAMS</text:span></text:span></text:p>
      <text:p text:style-name="P33"><text:span text:style-name="Strong_20_Emphasis"><text:span text:style-name="T2">In order to develop </text:span></text:span><text:span text:style-name="Strong_20_Emphasis"><text:span text:style-name="T14">pedagogical approaches </text:span></text:span><text:span text:style-name="Strong_20_Emphasis"><text:span text:style-name="T15">to BIM, I think that we have to return to its underlying behaviours. </text:span></text:span></text:p>
      <text:p text:style-name="PL-Paragraph"><text:span text:style-name="Strong_20_Emphasis"><text:span text:style-name="T15">Descriptions of BIM models as </text:span></text:span><text:span text:style-name="Strong_20_Emphasis"><text:span text:style-name="T51">object based, data rich environments, with multiple authors, always tending towards completeness rather than reaching it,</text:span></text:span><text:span text:style-name="Strong_20_Emphasis"><text:span text:style-name="T15"> are lost amongst the organisational structures and management protocols that industry has to put in place in order to deliver projects. These </text:span></text:span><text:span text:style-name="Strong_20_Emphasis"><text:span text:style-name="T16">diagrams</text:span></text:span><text:span text:style-name="Strong_20_Emphasis"><text:span text:style-name="T15"> are particular to an </text:span></text:span><text:span text:style-name="Strong_20_Emphasis">industry instantiation of BIM</text:span><text:span text:style-name="Strong_20_Emphasis"><text:span text:style-name="T16">. For other potential participants, we need to find other diagrams. I have speculated here on the potentials of GitHub to provide these diagrams.</text:span></text:span></text:p>
      <text:p text:style-name="P34"><text:span text:style-name="Strong_20_Emphasis"><text:span text:style-name="T16">Finally, I would say that the vast opportunities that BIM approaches can provide are are at rick if we don’t identify and nurture wider </text:span></text:span><text:span text:style-name="Strong_20_Emphasis"><text:span text:style-name="T52">models of involvement.</text:span></text:span></text:p>
      <text:p text:style-name="P6"/>
      <text:p text:style-name="P2"><text:span text:style-name="Strong_20_Emphasis"><text:span text:style-name="T3"><text:tab/><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Segoe UI Semibold" svg:font-family="'Segoe UI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default-outline-level="">
      <style:paragraph-properties fo:margin-left="0cm" fo:margin-right="0cm" fo:margin-top="0cm" fo:margin-bottom="0.199cm" style:contextual-spacing="false" style:line-height-at-least="0.176cm" fo:text-indent="0cm" style:auto-text-indent="false" fo:background-color="#ffffff">
        <style:background-image/>
      </style:paragraph-properties>
      <style:text-properties style:font-name="Calibri" fo:font-size="12pt" style:font-size-asian="12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Quote" style:family="paragraph" style:parent-style-name="PL-Paragraph">
      <style:paragraph-properties fo:margin-left="5.001cm" fo:margin-right="0cm" fo:margin-top="0cm" fo:margin-bottom="0.4cm" style:contextual-spacing="false" fo:text-align="end" style:justify-single-word="false" fo:text-indent="0cm" style:auto-text-indent="false" fo:background-color="#00ff00">
        <style:background-image/>
      </style:paragraph-properties>
      <style:text-properties style:font-name="Times New Roman1" fo:font-size="11pt" fo:font-style="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ffffff" style:font-name="Segoe UI Semibold" fo:font-weight="bold" fo:background-color="#ff0000" style:font-weight-asian="bold" style:font-weight-complex="bold"/>
    </style:style>
    <style:style style:name="MT1" style:family="text">
      <style:text-properties officeooo:rsid="0001c4d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xt:s/></text:span><text:page-number text:select-page="current">10</text:page-number> <text:s text:c="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0T14:57:06.68</meta:creation-date>
    <dc:date>2013-06-24T16:33:05.79</dc:date>
    <meta:editing-duration>P1DT3H57M46S</meta:editing-duration>
    <meta:editing-cycles>31</meta:editing-cycles>
    <meta:generator>LibreOffice/4.0.3.3$Windows_x86 LibreOffice_project/0eaa50a932c8f2199a615e1eb30f7ac74279539</meta:generator>
    <meta:document-statistic meta:table-count="0" meta:image-count="0" meta:object-count="0" meta:page-count="10" meta:paragraph-count="119" meta:word-count="2886" meta:character-count="17465" meta:non-whitespace-character-count="14604"/>
  </office:meta>
</office:document-meta>
</file>